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2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Standard" style:list-style-name="L2">
      <style:paragraph-properties fo:text-align="justify" style:justify-single-word="false"/>
    </style:style>
    <style:style style:name="P7" style:family="paragraph" style:parent-style-name="Standard" style:list-style-name="L3">
      <style:paragraph-properties fo:text-align="justify" style:justify-single-word="false"/>
    </style:style>
    <style:style style:name="P8" style:family="paragraph" style:parent-style-name="Standard" style:list-style-name="L4">
      <style:paragraph-properties fo:text-align="justify" style:justify-single-word="false"/>
    </style:style>
    <style:style style:name="P9" style:family="paragraph" style:parent-style-name="Standard" style:list-style-name="L2">
      <style:paragraph-properties fo:text-align="justify" style:justify-single-word="false"/>
      <style:text-properties fo:font-style="normal" style:font-style-asian="normal" style:font-style-complex="normal"/>
    </style:style>
    <style:style style:name="P10" style:family="paragraph" style:parent-style-name="Standard" style:list-style-name="L3">
      <style:paragraph-properties fo:text-align="justify" style:justify-single-word="false"/>
      <style:text-properties fo:font-style="normal" style:font-style-asian="normal" style:font-style-complex="normal"/>
    </style:style>
    <style:style style:name="P11" style:family="paragraph" style:parent-style-name="Standard" style:list-style-name="L4">
      <style:paragraph-properties fo:text-align="justify" style:justify-single-word="false"/>
      <style:text-properties fo:font-style="normal" style:font-style-asian="normal" style:font-style-complex="normal"/>
    </style:style>
    <style:style style:name="P12" style:family="paragraph" style:parent-style-name="Standard" style:list-style-name="L5">
      <style:paragraph-properties fo:text-align="justify" style:justify-single-word="false"/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4" style:family="paragraph" style:parent-style-name="Heading_20_1">
      <style:paragraph-properties fo:text-align="justify" style:justify-single-word="false"/>
    </style:style>
    <style:style style:name="P15" style:family="paragraph" style:parent-style-name="Heading_20_2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bookmark-start text:name="DDE_LINK"/>Ecualizador de Interés</text:h>
      <text:p text:style-name="P4">Permite al usuario seleccionar y filtrar los contenidos de su interés.</text:p>
      <text:h text:style-name="P15" text:outline-level="2">Características<text:bookmark-end text:name="DDE_LINK"/></text:h>
      <text:p text:style-name="P4"/>
      <text:p text:style-name="P2">Zonal de Preferencia:</text:p>
      <text:list xml:id="list1061469554" text:style-name="L1">
        <text:list-item>
          <text:p text:style-name="P5">El usuario podrá configurar un conjunto de zonales de preferencia, pudiendo asignar a cada uno un peso relativo a su importancia.</text:p>
        </text:list-item>
        <text:list-item>
          <text:p text:style-name="P5">Cada zonal de preferencia podrá contar con una configuración independiente del ecualizador de interés.</text:p>
        </text:list-item>
        <text:list-item>
          <text:p text:style-name="P5">El usuario podrá activar o desactivar zonales de preferencia. La desactivación permite filtrar los contenidos del zonal en cuestión, sin perder la configuración del ecualizador al volver a activarlo.</text:p>
        </text:list-item>
        <text:list-item>
          <text:p text:style-name="P5">Se podrá clonar la configuración de un ecualizador en uno o varios zonales destino.</text:p>
        </text:list-item>
        <text:list-item>
          <text:p text:style-name="P5">Se contará con un la posibilidad de asignar una ecualización universal a todos los zonales de preferencia del usuario.</text:p>
        </text:list-item>
      </text:list>
      <text:p text:style-name="P4"/>
      <text:p text:style-name="P3">Ecualizador:</text:p>
      <text:list xml:id="list1071174174" text:style-name="L2">
        <text:list-item>
          <text:p text:style-name="P6">El ecualizador se compone de <text:span text:style-name="T3">bandas</text:span> de ecualización segregadas en <text:span text:style-name="T3">grupos de bandas</text:span>.</text:p>
        </text:list-item>
        <text:list-item>
          <text:p text:style-name="P6">Cada banda contará con un <text:span text:style-name="T3">control deslizante</text:span> que permite al usuario especificar el nivel de interés.</text:p>
        </text:list-item>
        <text:list-item>
          <text:p text:style-name="P9">El ecualizador debe ser fácilmente accesible desde cualquier punto de la navegación del portal.</text:p>
        </text:list-item>
        <text:list-item>
          <text:p text:style-name="P9">El usuario deberá poder guardar una configuración específica de su ecualizador para posterior uso (<text:span text:style-name="T1">preset</text:span>).</text:p>
        </text:list-item>
        <text:list-item>
          <text:p text:style-name="P9">Se ofrecerán al usuario un conjunto de ecualizadores predefinidos.</text:p>
        </text:list-item>
        <text:list-item>
          <text:p text:style-name="P9">Asimismo se podría ofrecer recomendaciones en cuanto a intereses, o permitir compartir una configuración de ecualización con otros usuarios.</text:p>
        </text:list-item>
      </text:list>
      <text:p text:style-name="P1"/>
      <text:p text:style-name="P2">Grupos de Bandas:</text:p>
      <text:list xml:id="list1844343494" text:style-name="L3">
        <text:list-item>
          <text:p text:style-name="P7"><text:span text:style-name="T2">Se corresponden con los grupos de etiquetas o </text:span><text:span text:style-name="T1">tags</text:span><text:span text:style-name="T2"> (</text:span><text:span text:style-name="T1">fields</text:span><text:span text:style-name="T2">) de la extensión Custom Properties extendida.</text:span></text:p>
        </text:list-item>
        <text:list-item>
          <text:p text:style-name="P7"><text:span text:style-name="T2">Desde el </text:span><text:span text:style-name="T1">backend</text:span><text:span text:style-name="T2"> se configurará que grupos de tags que estarán disponibles al usuario.</text:span></text:p>
        </text:list-item>
        <text:list-item>
          <text:p text:style-name="P10">A su vez, el usuario podrá desactivar los grupos de bandas que no sean de su interés.</text:p>
        </text:list-item>
        <text:list-item>
          <text:p text:style-name="P10">El grupo de bandas se puede “bloquear” para que todas las bandas del grupo cuenten con el mismo valor, esto es, el usuario asigna un valor grupo en lugar de a cada banda individual.</text:p>
        </text:list-item>
      </text:list>
      <text:p text:style-name="P1"/>
      <text:p text:style-name="P2">Banda:</text:p>
      <text:list xml:id="list271146996" text:style-name="L4">
        <text:list-item>
          <text:p text:style-name="P8"><text:span text:style-name="T2">Se corresponde con cada tag (</text:span><text:span text:style-name="T1">value</text:span><text:span text:style-name="T2">) dentro de un grupo de tags (</text:span><text:span text:style-name="T1">fields</text:span><text:span text:style-name="T2">) en la extensión Custom Properties extendida.</text:span></text:p>
        </text:list-item>
        <text:list-item>
          <text:p text:style-name="P8"><text:span text:style-name="T2">Desde el </text:span><text:span text:style-name="T1">backend</text:span><text:span text:style-name="T2"> se podrá limitar el número de bandas a mostrar.</text:span></text:p>
        </text:list-item>
        <text:list-item>
          <text:p text:style-name="P11">A su vez, el usuario podrá desactivar las bandas que no sean de su interés.</text:p>
        </text:list-item>
        <text:list-item>
          <text:p text:style-name="P11">El ecualizador deberá mostrar las bandas “hijo” agrupadas acordemente.</text:p>
        </text:list-item>
      </text:list>
      <text:p text:style-name="P1"/>
      <text:p text:style-name="P2">Valores:</text:p>
      <text:list xml:id="list1858175817" text:style-name="L5">
        <text:list-item>
          <text:p text:style-name="P12">El nivel de interés del usuario en una banda determinada o grupo de bandas del ecualizador se expresa mediante un valor porcentual enter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Paez</meta:initial-creator>
    <meta:creation-date>2009-09-14T12:03:58</meta:creation-date>
    <dc:date>2010-05-14T11:09:52</dc:date>
    <dc:creator>Luis Aita</dc:creator>
    <meta:editing-duration>PT05H49M29S</meta:editing-duration>
    <meta:editing-cycles>21</meta:editing-cycles>
    <meta:generator>OpenOffice.org/3.2$Linux OpenOffice.org_project/320m12$Build-9483</meta:generator>
    <meta:document-statistic meta:table-count="0" meta:image-count="0" meta:object-count="0" meta:page-count="1" meta:paragraph-count="28" meta:word-count="388" meta:character-count="2332"/>
  </office:meta>
</office:document-meta>
</file>